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9mm"/>
    </style:style>
    <style:style style:name="co2" style:family="table-column">
      <style:table-column-properties fo:break-before="auto" style:column-width="67.77mm"/>
    </style:style>
    <style:style style:name="co3" style:family="table-column">
      <style:table-column-properties fo:break-before="auto" style:column-width="52.35mm"/>
    </style:style>
    <style:style style:name="co4" style:family="table-column">
      <style:table-column-properties fo:break-before="auto" style:column-width="26.0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27.16mm"/>
    </style:style>
    <style:style style:name="co7" style:family="table-column">
      <style:table-column-properties fo:break-before="auto" style:column-width="49mm"/>
    </style:style>
    <style:style style:name="co8" style:family="table-column">
      <style:table-column-properties fo:break-before="auto" style:column-width="37.82mm"/>
    </style:style>
    <style:style style:name="co9" style:family="table-column">
      <style:table-column-properties fo:break-before="auto" style:column-width="42.55mm"/>
    </style:style>
    <style:style style:name="co10" style:family="table-column">
      <style:table-column-properties fo:break-before="auto" style:column-width="48.44mm"/>
    </style:style>
    <style:style style:name="co11" style:family="table-column">
      <style:table-column-properties fo:break-before="auto" style:column-width="27.45mm"/>
    </style:style>
    <style:style style:name="co12" style:family="table-column">
      <style:table-column-properties fo:break-before="auto" style:column-width="28.28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Classificação_20_Nov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7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9.7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0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ificação Nov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razo de atendimento</text:p>
          </table:table-cell>
          <table:table-cell table:style-name="ce1" office:value-type="string" calcext:value-type="string">
            <text:p>SLA</text:p>
          </table:table-cell>
          <table:table-cell table:style-name="ce1" office:value-type="string" calcext:value-type="string">
            <text:p>Tipo de Atividade</text:p>
          </table:table-cell>
          <table:table-cell table:style-name="ce1" office:value-type="string" calcext:value-type="string">
            <text:p>Grupo de Serviços</text:p>
          </table:table-cell>
          <table:table-cell table:style-name="ce1" office:value-type="string" calcext:value-type="string">
            <text:p>Setor Responsável</text:p>
          </table:table-cell>
          <table:table-cell table:style-name="ce1" office:value-type="string" calcext:value-type="string">
            <text:p>Quem deve solicitar</text:p>
          </table:table-cell>
          <table:table-cell table:style-name="ce1" office:value-type="string" calcext:value-type="string">
            <text:p>Nível de Acesso </text:p>
          </table:table-cell>
          <table:table-cell table:style-name="ce1" office:value-type="string" calcext:value-type="string">
            <text:p>Meio de solicitação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para acesso ao domínio institucional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ACESSO AO DOMÍNIO INSTITUCIONAL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próprio(a) usuário(a) da conta</text:p>
          </table:table-cell>
          <table:table-cell table:style-name="ce6" office:value-type="string" calcext:value-type="string">
            <text:p>Comum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adastro de conta para acesso ao domínio institucional</text:p>
          </table:table-cell>
          <table:table-cell table:style-name="ce2" office:value-type="string" calcext:value-type="string">
            <text:p>Acesso ao computador; </text:p>
          </table:table-cell>
          <table:table-cell table:style-name="ce6" office:value-type="string" calcext:value-type="string">
            <text:p>até 04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ACESSO AO DOMÍNIO INSTITUCIONAL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chefia imediata do(a) usuário(a) solicitante</text:p>
          </table:table-cell>
          <table:table-cell table:style-name="ce6" office:value-type="string" calcext:value-type="string">
            <text:p>Comum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acesso ao domínio institucional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ACESSO AO DOMÍNIO INSTITUCIONAL</text:p>
          </table:table-cell>
          <table:table-cell table:style-name="ce6"/>
          <table:table-cell table:style-name="ce11" office:value-type="string" calcext:value-type="string">
            <text:p>próprio(a) usuário(a) da conta</text:p>
          </table:table-cell>
          <table:table-cell table:style-name="ce6" office:value-type="string" calcext:value-type="string">
            <text:p>Comum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bloqueio de conta para acesso ao domínio institucional</text:p>
          </table:table-cell>
          <table:table-cell table:style-name="ce2" office:value-type="string" calcext:value-type="string">
            <text:p>Dasativar conta de acesso ao domínio institucional</text:p>
          </table:table-cell>
          <table:table-cell table:style-name="ce6" office:value-type="string" calcext:value-type="string">
            <text:p>até 04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ACESSO AO DOMÍNIO INSTITUCIONAL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chefia imediata do(a) usuário(a) solicitante</text:p>
          </table:table-cell>
          <table:table-cell table:style-name="ce6" office:value-type="string" calcext:value-type="string">
            <text:p>Comum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Exclusão de conta para acesso ao domínio institucional</text:p>
          </table:table-cell>
          <table:table-cell table:style-name="ce5"/>
          <table:table-cell table:style-name="ce6" office:value-type="string" calcext:value-type="string">
            <text:p>até 04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ACESSO AO DOMÍNIO INSTITUCIONAL</text:p>
          </table:table-cell>
          <table:table-cell table:style-name="ce6"/>
          <table:table-cell table:style-name="ce11" office:value-type="string" calcext:value-type="string">
            <text:p>chefia imediata do(a) usuário(a) solicitante</text:p>
          </table:table-cell>
          <table:table-cell table:style-name="ce6" office:value-type="string" calcext:value-type="string">
            <text:p>Comum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a senha de conta para acesso ao domínio institucional (Perfis TAE, Professor ou Terceirizado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ACESSO AO DOMÍNIO INSTITUCIONAL</text:p>
          </table:table-cell>
          <table:table-cell table:style-name="ce6"/>
          <table:table-cell table:style-name="ce11" office:value-type="string" calcext:value-type="string">
            <text:p>próprio(a) usuário(a) da conta</text:p>
          </table:table-cell>
          <table:table-cell table:style-name="ce6" office:value-type="string" calcext:value-type="string">
            <text:p>Comum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a senha de conta para acesso ao domínio institucional (Perfil Bolsista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ACESSO AO DOMÍNIO INSTITUCIONAL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chefia imediata do(a) usuário(a) solicitante</text:p>
          </table:table-cell>
          <table:table-cell table:style-name="ce6" office:value-type="string" calcext:value-type="string">
            <text:p>Comum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banco de dados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6" office:value-type="string" calcext:value-type="string">
            <text:p>Técnico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informação na base de dados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 técnica da DSI/DTI</text:p>
          </table:table-cell>
          <table:table-cell table:style-name="ce6" office:value-type="string" calcext:value-type="string">
            <text:p>Técnico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banco de dados</text:p>
          </table:table-cell>
          <table:table-cell table:style-name="ce2"/>
          <table:table-cell table:style-name="ce6" office:value-type="string" calcext:value-type="string">
            <text:p>até 30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 técnica da DSI/DTI</text:p>
          </table:table-cell>
          <table:table-cell table:style-name="ce6" office:value-type="string" calcext:value-type="string">
            <text:p>Técnico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scripts</text:p>
          </table:table-cell>
          <table:table-cell table:style-name="ce2"/>
          <table:table-cell table:style-name="ce6" office:value-type="string" calcext:value-type="string">
            <text:p>até 30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6" office:value-type="string" calcext:value-type="string">
            <text:p>Técnico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coleta do censo</text:p>
          </table:table-cell>
          <table:table-cell table:style-name="ce2"/>
          <table:table-cell table:style-name="ce6" office:value-type="string" calcext:value-type="string">
            <text:p>até 90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DRIIA</text:p>
          </table:table-cell>
          <table:table-cell table:style-name="ce6" office:value-type="string" calcext:value-type="string">
            <text:p>Comum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ecução de scripts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 office:value-type="string" calcext:value-type="string">
            <text:p>Técnico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erção de novo campo na base de dados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de banco de dados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alização de backup de dados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alização de restauração de dados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alização de consulta para geração de relatório</text:p>
          </table:table-cell>
          <table:table-cell table:style-name="ce2"/>
          <table:table-cell table:style-name="ce6" office:value-type="string" calcext:value-type="string">
            <text:p>até 05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BANCO DE DADO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rojeto de Contratação de Bem do PD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CONTRATAÇÃO DE SOLUÇÃO DE TI</text:p>
          </table:table-cell>
          <table:table-cell table:style-name="ce8"/>
          <table:table-cell table:style-name="ce11" office:value-type="string" calcext:value-type="string">
            <text:p>diretoria da DTI</text:p>
          </table:table-cell>
          <table:table-cell table:style-name="ce6" office:value-type="string" calcext:value-type="string">
            <text:p>Administrador</text:p>
          </table:table-cell>
          <table:table-cell table:style-name="ce6" office:value-type="string" calcext:value-type="string">
            <text:p>PDTI vigente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rojeto de Contratação de Serviço do PD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CONTRATAÇÃO DE SOLUÇÃO DE TI</text:p>
          </table:table-cell>
          <table:table-cell table:style-name="ce6"/>
          <table:table-cell table:style-name="ce11" office:value-type="string" calcext:value-type="string">
            <text:p>diretoria da DTI</text:p>
          </table:table-cell>
          <table:table-cell table:style-name="ce6" office:value-type="string" calcext:value-type="string">
            <text:p>Administrador</text:p>
          </table:table-cell>
          <table:table-cell table:style-name="ce6" office:value-type="string" calcext:value-type="string">
            <text:p>PDTI vigente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de usuário(a) para uso de e-mail institucional (Perfil Terceirizado)</text:p>
          </table:table-cell>
          <table:table-cell table:style-name="ce5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8"/>
          <table:table-cell table:style-name="ce12" office:value-type="string" calcext:value-type="string">
            <text:p>usuário(a) responsável pela conta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para uso de e-mail institucional (Perfis Setor Administrativo, Projeto de Pesquisa ou Comissão)</text:p>
          </table:table-cell>
          <table:table-cell table:style-name="ce5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6"/>
          <table:table-cell table:style-name="ce12" office:value-type="string" calcext:value-type="string">
            <text:p>usuário(a) responsável pela conta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para uso de e-mail institucional (Perfis TAE ou Professor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6"/>
          <table:table-cell table:style-name="ce12" office:value-type="string" calcext:value-type="string">
            <text:p>usuário(a) responsável pela conta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adastro de conta para uso de e-mail institucional (Perfil Terceirizado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 table:formula="of:=(60*24)" office:value-type="float" office:value="1440" calcext:value-type="float">
            <text:p>1440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resp. pela gerência do(a) funcionário(a) terceirizado(a) (Preposto)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adastro de conta para uso de e-mail institucional (Perfis Setor Administrativo, Projeto de Pesquisa ou Comissão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resp. pelo Setor administrativo, Projeto de pesquisa ou Comissão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4">
          <table:table-cell table:style-name="ce2"/>
          <table:table-cell table:style-name="ce2" office:value-type="string" calcext:value-type="string">
            <text:p>Cadastro de conta para uso de e-mail institucional (Perfis TAE ou Professor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6"/>
          <table:table-cell table:style-name="ce12" office:value-type="string" calcext:value-type="string">
            <text:p>usuário(a) com vínculo institucional ativo</text:p>
          </table:table-cell>
          <table:table-cell table:style-name="ce13"/>
          <table:table-cell table:style-name="ce13" office:value-type="string" calcext:value-type="string">
            <text:p>formulário eletrônico de requisição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lista de e-mails institucionais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6"/>
          <table:table-cell table:style-name="ce12" office:value-type="string" calcext:value-type="string">
            <text:p>resp. pelo setor administrativo ou comissão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clusão de e-mail de lista de e-mails institucionais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usuário(a) responsável pela conta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erção de e-mail em lista de e-mails institucionais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resp. pela lista de e-mails do setor administrativo ou comissão específico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Liberação para envio de e-mail institucional em massa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gestores e DTI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spensão de conta para uso de e-mail institucional (Perfis TAE ou Professor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resp. pelo setor de Gestão de Pessoas – SGP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spensão de conta para uso de e-mail institucional (Perfis Setor Administrativo, Projeto de Pesquisa ou Comissão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usuário(a) responsável pela conta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spensão de conta para uso de e-mail institucional (Perfil Terceirizado)</text:p>
          </table:table-cell>
          <table:table-cell table:style-name="ce2" office:value-type="string" calcext:value-type="string">
            <text:p>Cancelar e-mail de terceirizado;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resp. pela gerência do(a) funcionário(a) terceirizado(a) (Preposto)</text:p>
          </table:table-cell>
          <table:table-cell table:style-name="ce13"/>
          <table:table-cell table:style-name="ce13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e senha de conta para uso de e-mail institucional (Perfis TAE ou Professor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usuário(a) resp. pela conta</text:p>
          </table:table-cell>
          <table:table-cell table:style-name="ce13"/>
          <table:table-cell table:style-name="ce13" office:value-type="string" calcext:value-type="string">
            <text:p>formulário eletrônico p/ recuperação de senha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e senha de conta para uso de e-mail institucional (Perfis Setor Administrativo, Projeto de Pesquisa ou Comissão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usuário(a) resp. pela conta</text:p>
          </table:table-cell>
          <table:table-cell table:style-name="ce13"/>
          <table:table-cell table:style-name="ce13" office:value-type="string" calcext:value-type="string">
            <text:p>formulário eletrônico p/ recuperação de senha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e senha de conta de usuário(a) para uso de e-mail institucional (Perfil Terceirizado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-MAIL INSTITUCIONAL</text:p>
          </table:table-cell>
          <table:table-cell table:style-name="ce9" office:value-type="string" calcext:value-type="string">
            <text:p>?</text:p>
          </table:table-cell>
          <table:table-cell table:style-name="ce12" office:value-type="string" calcext:value-type="string">
            <text:p>usuário(a) resp. pela conta</text:p>
          </table:table-cell>
          <table:table-cell table:style-name="ce13"/>
          <table:table-cell table:style-name="ce13" office:value-type="string" calcext:value-type="string">
            <text:p>formulário eletrônico p/ recuperação de senha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laudo técnico de equipamento computacional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10" office:value-type="string" calcext:value-type="string">
            <text:p>SAU</text:p>
          </table:table-cell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laudo técnico de periférico computacional</text:p>
          </table:table-cell>
          <table:table-cell table:style-name="ce2" office:value-type="string" calcext:value-type="string">
            <text:p>Laudo técnico de monitor, mouse, impressora ou teclado; </text:p>
          </table:table-cell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Falha de funcionamento de equipamento computacional</text:p>
          </table:table-cell>
          <table:table-cell table:style-name="ce2" office:value-type="string" calcext:value-type="string">
            <text:p>Computador apitando;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9"/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Falha de funcionamento de periférico computacional</text:p>
          </table:table-cell>
          <table:table-cell table:style-name="ce2" office:value-type="string" calcext:value-type="string">
            <text:p>Impressora com problema; Impressora não liga; 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computacional</text:p>
          </table:table-cell>
          <table:table-cell table:style-name="ce2" office:value-type="string" calcext:value-type="string">
            <text:p>Instalar computador; </text:p>
          </table:table-cell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periférico computacional</text:p>
          </table:table-cell>
          <table:table-cell table:style-name="ce2" office:value-type="string" calcext:value-type="string">
            <text:p>Instalar teclado; Instalação de mouse;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9"/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computacional remanejado</text:p>
          </table:table-cell>
          <table:table-cell table:style-name="ce2" office:value-type="string" calcext:value-type="string">
            <text:p>Montar, instalar e ligar o computador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9"/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equipamento computacional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EQUIPAMENTO E PERIFÉRICO COMPUTACIONAIS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companhamento do PD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10"/>
          <table:table-cell table:style-name="ce11" office:value-type="string" calcext:value-type="string">
            <text:p>comitê de TI e diretoria da DTI</text:p>
          </table:table-cell>
          <table:table-cell table:style-name="ce6"/>
          <table:table-cell table:style-name="ce6" office:value-type="string" calcext:value-type="string">
            <text:p>PDTI vigente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poio no desenvolvimento do referencial estratégico da DTI</text:p>
          </table:table-cell>
          <table:table-cell table:style-name="ce2"/>
          <table:table-cell table:style-name="ce6" office:value-type="string" calcext:value-type="string">
            <text:p>até 05 dias</text:p>
          </table:table-cell>
          <table:table-cell table:style-name="ce6"/>
          <table:table-cell table:style-name="ce6" office:value-type="string" calcext:value-type="string">
            <text:p>tarefa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diretoria da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tendimento de atividade de Governança interna ou externa à DTI</text:p>
          </table:table-cell>
          <table:table-cell table:style-name="ce2"/>
          <table:table-cell table:style-name="ce6" office:value-type="string" calcext:value-type="string">
            <text:p>até 05 dias /de 30 a 180 dias</text:p>
          </table:table-cell>
          <table:table-cell table:style-name="ce6"/>
          <table:table-cell table:style-name="ce6" office:value-type="string" calcext:value-type="string">
            <text:p>tarefa/ projeto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gestores e diretoria da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lanejamento Estratégico de Tecnologia da Informação - PE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comitê de TI e Reitoria</text:p>
          </table:table-cell>
          <table:table-cell table:style-name="ce6"/>
          <table:table-cell table:style-name="ce6" office:value-type="string" calcext:value-type="string">
            <text:p>portaria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lano Diretor de Tecnologia da Informação - PD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comitê de TI e Reitoria</text:p>
          </table:table-cell>
          <table:table-cell table:style-name="ce6"/>
          <table:table-cell table:style-name="ce6" office:value-type="string" calcext:value-type="string">
            <text:p>portaria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roposta de minuta de documento, padrão ou norma de 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comitê de TI, diretoria da DTI e Reitoria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Governança do PD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diretoria da DTI</text:p>
          </table:table-cell>
          <table:table-cell table:style-name="ce6"/>
          <table:table-cell table:style-name="ce6" office:value-type="string" calcext:value-type="string">
            <text:p>PDTI vigente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peamento de processo da DTI</text:p>
          </table:table-cell>
          <table:table-cell table:style-name="ce2"/>
          <table:table-cell table:style-name="ce6" office:value-type="string" calcext:value-type="string">
            <text:p>de 30 a 180 dias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diretoria da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elhoria de serviços de TI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tarefa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gestores da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elhoria de processos de TI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tarefa</text:p>
          </table:table-cell>
          <table:table-cell table:style-name="ce8" office:value-type="string" calcext:value-type="string">
            <text:p>SUPORTE À GOVERNANÇA DE TI</text:p>
          </table:table-cell>
          <table:table-cell table:style-name="ce9"/>
          <table:table-cell table:style-name="ce11" office:value-type="string" calcext:value-type="string">
            <text:p>gestores da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nfiguração de equipamento multifuncional de impressão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MPRESSÃO CORPORATIVA</text:p>
          </table:table-cell>
          <table:table-cell table:style-name="ce9" office:value-type="string" calcext:value-type="string">
            <text:p>SAU</text:p>
          </table:table-cell>
          <table:table-cell table:style-name="ce12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1" draw:text-style-name="P2" svg:width="122.1mm" svg:height="21.76mm" svg:x="90.22mm" svg:y="342.05mm" draw:caption-point-x="-4.07mm" draw:caption-point-y="-4.77mm">
              <dc:date>2020-11-09T00:00:00</dc:date>
              <text:p text:style-name="P1"><text:span text:style-name="T1">Acredito que essa atividade é DESnecessária, pois não realizamos o serviço de DESinstalação. Caso o usuário queira devolver o equipamento, ele solicita a devolução que, por sua vez, não é atendida pela DTI e sim pela Gestão de contrato.</text:span></text:p>
              <text:p text:style-name="P1"><text:span text:style-name="T1"><text:tab/></text:span><text:span text:style-name="T1">-José Eduardo Silva Lima</text:span></text:p>
            </office:annotation>
            <text:p>Desinstalação de serviço de impressão e de digitalização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MPRESSÃO CORPORATIVA</text:p>
          </table:table-cell>
          <table:table-cell table:style-name="ce9"/>
          <table:table-cell table:style-name="ce12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multifuncional de impressão</text:p>
          </table:table-cell>
          <table:table-cell table:style-name="ce2" office:value-type="string" calcext:value-type="string">
            <text:p>Montar, instalar e ligar a impressora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MPRESSÃO CORPORATIVA</text:p>
          </table:table-cell>
          <table:table-cell table:style-name="ce9"/>
          <table:table-cell table:style-name="ce12" office:value-type="string" calcext:value-type="string">
            <text:p>responsável pelo setor administrativ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4" office:value-type="string" calcext:value-type="string">
            <office:annotation draw:style-name="gr2" draw:text-style-name="P2" svg:width="122.1mm" svg:height="15.08mm" svg:x="90.22mm" svg:y="356.5mm" draw:caption-point-x="-4.07mm" draw:caption-point-y="-8.11mm">
              <dc:date>2020-11-09T00:00:00</dc:date>
              <text:p text:style-name="P1"><text:span text:style-name="T1">Acredito que esse também não seja feito pela DTI, assim como citado acima pelo +edulima@unilab.edu.br</text:span></text:p>
              <text:p text:style-name="P1"><text:span text:style-name="T1"><text:tab/></text:span><text:span text:style-name="T1">-José Abel Mendonça Paixão</text:span></text:p>
            </office:annotation>
            <text:p>Instalação de serviço de impressão e de digitalização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MPRESSÃO CORPORATIVA</text:p>
          </table:table-cell>
          <table:table-cell table:style-name="ce6"/>
          <table:table-cell table:style-name="ce12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Verificação de falha em equipamento multifuncional de impressão</text:p>
          </table:table-cell>
          <table:table-cell table:style-name="ce2" office:value-type="string" calcext:value-type="string">
            <text:p>Impressora parou de funcionar, travou ou não imprime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MPRESSÃO CORPORATIVA</text:p>
          </table:table-cell>
          <table:table-cell table:style-name="ce6"/>
          <table:table-cell table:style-name="ce12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recurso de servidor virtual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8"/>
          <table:table-cell table:style-name="ce11" office:value-type="string" calcext:value-type="string">
            <text:p>equipes técnicas da DSI/DTI e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rmazenamento de dados em equipamento servidor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nfiguração de equipamento servidor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gestor(a)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em equipamento servidor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gestor(a)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instalação de equipamento servidor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gestor(a)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isponibilização de servidor virtual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ospedagem de site em servidor virtual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mplantação de aplicação em servidor virtual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equipes técnicas da DSI/DTI e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servidor</text:p>
          </table:table-cell>
          <table:table-cell table:style-name="ce2"/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gestor(a)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sistema de rede estabilizada UPS Nobreaks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gestor(a)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corretiva em sistema de rede estabilizada UPS Nobreaks</text:p>
          </table:table-cell>
          <table:table-cell table:style-name="ce3" office:value-type="string" calcext:value-type="string">
            <text:p>Esse serviço não faz parte do nosso catálogo de serviços</text:p>
          </table:table-cell>
          <table:table-cell table:style-name="ce6" office:value-type="string" calcext:value-type="string">
            <text:p>até 08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FRAESTRUTURA DE DATA CENTER</text:p>
          </table:table-cell>
          <table:table-cell table:style-name="ce6"/>
          <table:table-cell table:style-name="ce11" office:value-type="string" calcext:value-type="string">
            <text:p>gestor(a)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tivação lógica de dispositivo passivo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8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tualização de firmware de equipamento ativo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nfiguração de equipamento ativo de red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erviço DHCP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erviço DNS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erviço SMTP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istema de monitoramento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ativação lógica de dispositivo passivo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instalação de equipamento ativo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serviço DHCP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serviço DNS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o sistema de monitoramento de ativos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ativo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corretiva em dispositivo passivo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corretiva em equipamento ativo de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dispositivo passivo de red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equipamento ativo de red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FRAESTRUTURA DE REDE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Bloqueio de acesso à sit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gestores e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mpartilhamento de recurso em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acesso à sit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autenticação à rede virtual privada VPN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conectividade de equipamento computacional à Internet (rede cabeada)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conectividade de equipamento computacional à Internet (rede sem fio)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conectividade em recurso compartilhado em red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isponibilização de endereço IP fixo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gestores e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clusão de recurso compartilhado em red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office:annotation draw:style-name="gr2" draw:text-style-name="P2" svg:width="122.1mm" svg:height="15.08mm" svg:x="90.22mm" svg:y="573.19mm" draw:caption-point-x="-4.07mm" draw:caption-point-y="-8.1mm">
              <dc:date>2020-11-09T00:00:00</dc:date>
              <text:p text:style-name="P1"><text:span text:style-name="T1">Interessante rever com o setor a que se refere essa liberação, já que não bloqueamos nenhum site</text:span></text:p>
              <text:p text:style-name="P1"><text:span text:style-name="T1"><text:tab/></text:span><text:span text:style-name="T1">-José Eduardo Silva Lima</text:span></text:p>
            </office:annotation>
            <text:p>Liberação de acesso à sit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gestores e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Liberação de porta ou endereço IP para acesso externo à rede institucional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Verificação de conectividade de equipamento computacional à Internet (rede cabeada)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Verificação de conectividade de equipamento computacional à Internet (rede sem fio)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INTERNET E COMPARTILHAMENTO EM REDE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595.42mm" draw:caption-point-x="-4.07mm" draw:caption-point-y="-8.11mm">
              <dc:date>2020-11-09T00:00:00</dc:date>
              <text:p text:style-name="P1"><text:span text:style-name="T1">Quais sistemas?</text:span></text:p>
              <text:p text:style-name="P1"><text:span text:style-name="T1"><text:tab/></text:span><text:span text:style-name="T1">-José Eduardo Silva Lima</text:span></text:p>
            </office:annotation>
            <text:p>Inclusão de permissão a administrador de permissões em Sistemas de Apoio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8"/>
          <table:table-cell table:style-name="ce11" office:value-type="string" calcext:value-type="string">
            <text:p>chefia do setor responsável pelo sistema a ser incluída a permissão de acess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permissão a administrador de permissões em Sistemas SIG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chefia do setor responsável pelo sistema a ser incluída a permissão de acess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606.52mm" draw:caption-point-x="-4.07mm" draw:caption-point-y="-8.1mm">
              <dc:date>2020-11-09T00:00:00</dc:date>
              <text:p text:style-name="P1"><text:span text:style-name="T1">Quais sistemas?</text:span></text:p>
              <text:p text:style-name="P1"><text:span text:style-name="T1"><text:tab/></text:span><text:span text:style-name="T1">-José Eduardo Silva Lima</text:span></text:p>
            </office:annotation>
            <text:p>Remoção de permissão a administrador de permissões em Sistemas de Apoio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chefia do setor responsável pelo sistema a ser removida a permissão de acess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permissão a administrador de permissões em Sistemas SIG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chefia do setor responsável pelo sistema a ser removida a permissão de acess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em AD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em Firewall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segurança em ativo de red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isponibilização de relatório de logs do Firewall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gestores e 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639.87mm" draw:caption-point-x="-4.07mm" draw:caption-point-y="-8.11mm">
              <dc:date>2020-11-09T00:00:00</dc:date>
              <text:p text:style-name="P1"><text:span text:style-name="T1">Esse serviço se encaixa no serviço de manutenção.</text:span></text:p>
              <text:p text:style-name="P1"><text:span text:style-name="T1"><text:tab/></text:span><text:span text:style-name="T1">-José Eduardo Silva Lima</text:span></text:p>
            </office:annotation>
            <text:p>Execução de antivírus em equipamento computacional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ecução de antivírus em equipamento servidor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AD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Certificado Digital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gestores e equipe técnica da 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Firewall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erção de captura centralizada de logs do Firewall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À PERMISSÃO DE ACESSO EM SISTEMAS</text:p>
          </table:table-cell>
          <table:table-cell table:style-name="ce6"/>
          <table:table-cell table:style-name="ce11" office:value-type="string" calcext:value-type="string">
            <text:p>gestores e equipe técnica da DISIR/DTI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template de layout para Site e Portal web</text:p>
          </table:table-cell>
          <table:table-cell table:style-name="ce2"/>
          <table:table-cell table:style-name="ce6" office:value-type="string" calcext:value-type="string">
            <text:p>mediante análise técnica da demanda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TE E PORTAL WEB</text:p>
          </table:table-cell>
          <table:table-cell table:style-name="ce6"/>
          <table:table-cell table:style-name="ce11" office:value-type="string" calcext:value-type="string">
            <text:p>responsável pelo site ou portal web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template de layout para Site e Portal web</text:p>
          </table:table-cell>
          <table:table-cell table:style-name="ce2"/>
          <table:table-cell table:style-name="ce6" office:value-type="string" calcext:value-type="string">
            <text:p>mediante análise técnica da demanda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TE E PORTAL WEB</text:p>
          </table:table-cell>
          <table:table-cell table:style-name="ce6"/>
          <table:table-cell table:style-name="ce11" office:value-type="string" calcext:value-type="string">
            <text:p>responsável pelo site ou portal web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isponibilização de portal web Wordpress</text:p>
          </table:table-cell>
          <table:table-cell table:style-name="ce2"/>
          <table:table-cell table:style-name="ce6" office:value-type="string" calcext:value-type="string">
            <text:p>Mediante análise técnica da demanda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TE E PORTAL WEB</text:p>
          </table:table-cell>
          <table:table-cell table:style-name="ce6"/>
          <table:table-cell table:style-name="ce11" office:value-type="string" calcext:value-type="string">
            <text:p>ASSECOM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3" draw:text-style-name="P2" svg:width="122.1mm" svg:height="31.74mm" svg:x="90.22mm" svg:y="689.88mm" draw:caption-point-x="-4.07mm" draw:caption-point-y="-8.11mm">
              <dc:date>2020-11-09T00:00:00</dc:date>
              <text:p text:style-name="P1"><text:span text:style-name="T1">Confunde com o serviço de "Desinstalação de Software"</text:span></text:p>
              <text:p text:style-name="P1"><text:span text:style-name="T1"><text:tab/></text:span><text:span text:style-name="T1">-José Eduardo Silva Lima</text:span></text:p>
              <text:p text:style-name="P1"><text:span text:style-name="T1">----</text:span></text:p>
              <text:p text:style-name="P1"><text:span text:style-name="T1">Confunde com o serviço de "Desinstalação de Software"</text:span></text:p>
              <text:p text:style-name="P1"><text:span text:style-name="T1"><text:tab/></text:span><text:span text:style-name="T1">-José Eduardo Silva Lima</text:span></text:p>
            </office:annotation>
            <text:p>Desinstalação de recurso integrado de softwar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8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instalação de software</text:p>
          </table:table-cell>
          <table:table-cell table:style-name="ce2" office:value-type="string" calcext:value-type="string">
            <text:p>Desinstalar programa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700.99mm" draw:caption-point-x="-4.07mm" draw:caption-point-y="-8.11mm">
              <dc:date>2020-11-09T00:00:00</dc:date>
              <text:p text:style-name="P1"><text:span text:style-name="T1">Confunde com o serviço de "Falha de funcionamento de Software"</text:span></text:p>
              <text:p text:style-name="P1"><text:span text:style-name="T1"><text:tab/></text:span><text:span text:style-name="T1">-José Eduardo Silva Lima</text:span></text:p>
            </office:annotation>
            <text:p>Falha de funcionamento de recurso integrado de softwar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Falha de funcionamento de softwar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712.1mm" draw:caption-point-x="-4.07mm" draw:caption-point-y="-8.11mm">
              <dc:date>2020-11-09T00:00:00</dc:date>
              <text:p text:style-name="P1"><text:span text:style-name="T1">Se confunde com o serviço de "Instalação de software"</text:span></text:p>
              <text:p text:style-name="P1"><text:span text:style-name="T1"><text:tab/></text:span><text:span text:style-name="T1">-José Eduardo Silva Lima</text:span></text:p>
            </office:annotation>
            <text:p>Instalação de recurso integrado de software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software</text:p>
          </table:table-cell>
          <table:table-cell table:style-name="ce2" office:value-type="string" calcext:value-type="string">
            <text:p>instalar programa</text:p>
          </table:table-cell>
          <table:table-cell table:style-name="ce6" office:value-type="string" calcext:value-type="string">
            <text:p>até 0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de sistema operacional</text:p>
          </table:table-cell>
          <table:table-cell table:style-name="ce2" office:value-type="string" calcext:value-type="string">
            <text:p>Manutenção preventiva de sistema operacional Windows</text:p>
          </table:table-cell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porte à configuração e conectividade para videoconferência</text:p>
          </table:table-cell>
          <table:table-cell table:style-name="ce2"/>
          <table:table-cell table:style-name="ce6" office:value-type="string" calcext:value-type="string">
            <text:p>01h de antecedência do evento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/>
          <table:table-cell table:style-name="ce11" office:value-type="string" calcext:value-type="string">
            <text:p>responsável pelo agendamento do event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4" draw:text-style-name="P2" svg:width="122.1mm" svg:height="15.07mm" svg:x="90.22mm" svg:y="734.33mm" draw:caption-point-x="-4.07mm" draw:caption-point-y="-8.11mm">
              <dc:date>2020-11-09T00:00:00</dc:date>
              <text:p text:style-name="P1"><text:span text:style-name="T1">Serviço não (MAIS) realizado pela DTI</text:span></text:p>
              <text:p text:style-name="P1"><text:span text:style-name="T1"><text:tab/></text:span><text:span text:style-name="T1">-José Eduardo Silva Lima</text:span></text:p>
            </office:annotation>
            <text:p>Suporte à configuração e conectividade para webconferência</text:p>
          </table:table-cell>
          <table:table-cell table:style-name="ce2"/>
          <table:table-cell table:style-name="ce6" office:value-type="string" calcext:value-type="string">
            <text:p>01h de antecedência do evento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OFTWARE E RECURSO INTEGRADO</text:p>
          </table:table-cell>
          <table:table-cell table:style-name="ce6"/>
          <table:table-cell table:style-name="ce11" office:value-type="string" calcext:value-type="string">
            <text:p>responsável pelo agendamento do event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739.87mm" draw:caption-point-x="-4.07mm" draw:caption-point-y="-8.1mm">
              <dc:date>2020-11-09T00:00:00</dc:date>
              <text:p text:style-name="P1"><text:span text:style-name="T1">Serviço realizado pela comissão do SEI</text:span></text:p>
              <text:p text:style-name="P1"><text:span text:style-name="T1"><text:tab/></text:span><text:span text:style-name="T1">-José Eduardo Silva Lima</text:span></text:p>
            </office:annotation>
            <text:p>Atribuição de permissão a administrador de permissões no sistema SEI</text:p>
          </table:table-cell>
          <table:table-cell table:style-name="ce2"/>
          <table:table-cell table:style-name="ce6" office:value-type="string" calcext:value-type="string">
            <text:p>até 04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O SISTEMA ELETRÔNICO DE INFORMAÇÕES (SEI)</text:p>
          </table:table-cell>
          <table:table-cell table:style-name="ce8"/>
          <table:table-cell table:style-name="ce11" office:value-type="string" calcext:value-type="string">
            <text:p>responsável pelo sistema SEI institucional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office:annotation draw:style-name="gr2" draw:text-style-name="P2" svg:width="122.1mm" svg:height="15.08mm" svg:x="90.22mm" svg:y="745.44mm" draw:caption-point-x="-4.07mm" draw:caption-point-y="-8.11mm">
              <dc:date>2020-11-09T00:00:00</dc:date>
              <text:p text:style-name="P1"><text:span text:style-name="T1">Verificar se essa atividade é da comissão do SEI</text:span></text:p>
              <text:p text:style-name="P1"><text:span text:style-name="T1"><text:tab/></text:span><text:span text:style-name="T1">-José Eduardo Silva Lima</text:span></text:p>
            </office:annotation>
            <text:p>Criação de perfil no sistema SEI</text:p>
          </table:table-cell>
          <table:table-cell table:style-name="ce2"/>
          <table:table-cell table:style-name="ce6" office:value-type="string" calcext:value-type="string">
            <text:p>até 24h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O SISTEMA ELETRÔNICO DE INFORMAÇÕES (SEI)</text:p>
          </table:table-cell>
          <table:table-cell table:style-name="ce6"/>
          <table:table-cell table:style-name="ce11" office:value-type="string" calcext:value-type="string">
            <text:p>responsável pelo sistema SEI institucional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tegração entre o Sistema Pergamum e o Sistema SIG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AO SISTEMA PERGAMUM</text:p>
          </table:table-cell>
          <table:table-cell table:style-name="ce8"/>
          <table:table-cell table:style-name="ce11" office:value-type="string" calcext:value-type="string">
            <text:p>responsável pelo sistema Pergamum institucional</text:p>
          </table:table-cell>
          <table:table-cell table:style-name="ce6"/>
          <table:table-cell table:style-name="ce6" office:value-type="string" calcext:value-type="string">
            <text:p>PDTI vigente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união sobre Infraestrutura, Segurança da Informação ou Redes</text:p>
          </table:table-cell>
          <table:table-cell table:style-name="ce2"/>
          <table:table-cell table:style-name="ce6" office:value-type="string" calcext:value-type="string">
            <text:p>até 02 dias</text:p>
          </table:table-cell>
          <table:table-cell table:style-name="ce6"/>
          <table:table-cell table:style-name="ce6" office:value-type="string" calcext:value-type="string">
            <text:p>reunião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8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6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união sobre Planejamento e Governança de TI</text:p>
          </table:table-cell>
          <table:table-cell table:style-name="ce2"/>
          <table:table-cell table:style-name="ce6" office:value-type="string" calcext:value-type="string">
            <text:p>até 02 dias</text:p>
          </table:table-cell>
          <table:table-cell table:style-name="ce6"/>
          <table:table-cell table:style-name="ce6" office:value-type="string" calcext:value-type="string">
            <text:p>reunião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união sobre Sistemas da Informação</text:p>
          </table:table-cell>
          <table:table-cell table:style-name="ce2"/>
          <table:table-cell table:style-name="ce6" office:value-type="string" calcext:value-type="string">
            <text:p>até 02 dias</text:p>
          </table:table-cell>
          <table:table-cell table:style-name="ce6"/>
          <table:table-cell table:style-name="ce6" office:value-type="string" calcext:value-type="string">
            <text:p>reunião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Acesso ao Domínio Institucional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Banco de Dados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Contratação de Solução de TI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E-mail Institucional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Equipamentos e Periféricos Computacionais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Governança de TI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mpressão Corporativa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nfraestrutura de Data Center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nfraestrutura de Red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nternet e Compartilhamento em Rede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Permissão de Acesso em Sistemas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Segurança da Informação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ite e Portal web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oftwares e Recursos Integrados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9" office:value-type="string" calcext:value-type="string">
            <text:p>SAU</text:p>
          </table:table-cell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Teleconferência Digital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o Sistema Eletrônico de Informações (SEI)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istema de Apoio à Gestão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istema de Informações Gerenciais (SIG)</text:p>
          </table:table-cell>
          <table:table-cell table:style-name="ce2"/>
          <table:table-cell table:style-name="ce6" office:value-type="string" calcext:value-type="string">
            <text:p>até 02h</text:p>
          </table:table-cell>
          <table:table-cell table:style-name="ce6"/>
          <table:table-cell table:style-name="ce6" office:value-type="string" calcext:value-type="string">
            <text:p>dúvida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reinamento de usuário(a) a sistema</text:p>
          </table:table-cell>
          <table:table-cell table:style-name="ce2"/>
          <table:table-cell table:style-name="ce6" office:value-type="string" calcext:value-type="string">
            <text:p>de 05 a 08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O USUÁRIO(A) DE TI</text:p>
          </table:table-cell>
          <table:table-cell table:style-name="ce6"/>
          <table:table-cell table:style-name="ce11" office:value-type="string" calcext:value-type="string">
            <text:p>responsável pelo sistema institucional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campo em formulário de cadastro de sistema de apoio à gestão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responsável pelo formulá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funcionalidades de sistema de apoio à gestão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relatório de sistema de apoio à gestão</text:p>
          </table:table-cell>
          <table:table-cell table:style-name="ce2"/>
          <table:table-cell table:style-name="ce6" office:value-type="string" calcext:value-type="string">
            <text:p>até 05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responsável pelo relató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895.46mm" draw:caption-point-x="-4.07mm" draw:caption-point-y="-8.11mm">
              <dc:date>2020-11-09T00:00:00</dc:date>
              <text:p text:style-name="P1"><text:span text:style-name="T1">Se confunde com os dois abaixo</text:span></text:p>
              <text:p text:style-name="P1"><text:span text:style-name="T1"><text:tab/></text:span><text:span text:style-name="T1">-José Eduardo Silva Lima</text:span></text:p>
            </office:annotation>
            <text:p>Correção de falha de serviço de sistema de apoio à gestão</text:p>
          </table:table-cell>
          <table:table-cell table:style-name="ce2"/>
          <table:table-cell table:style-name="ce6" office:value-type="string" calcext:value-type="string">
            <text:p>de 05 a 10 dias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Correção de erro em sistema de apoio à gestão</text:p>
          </table:table-cell>
          <table:table-cell table:style-name="ce2"/>
          <table:table-cell table:style-name="ce6" office:value-type="string" calcext:value-type="string">
            <text:p>de 05 a 10 dias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Correção de erro ou falha em sistema de apoio à gestão</text:p>
          </table:table-cell>
          <table:table-cell table:style-name="ce2"/>
          <table:table-cell table:style-name="ce6" office:value-type="string" calcext:value-type="string">
            <text:p>de 05 a 10 dias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envolvimento de sistemas de apoio à gestão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PDTI vigente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mplantação de módulos em sistema de apoio à gestão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PDTI vigente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campo em formulário de cadastro de sistema de apoio à gestão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responsável pelo formulá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funcionalidades em sistema de apoio à gestão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campo em formulário de cadastro de sistema de apoio à gestão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responsável pelo formulá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funcionalidades de sistema de apoio à gestão</text:p>
          </table:table-cell>
          <table:table-cell table:style-name="ce2"/>
          <table:table-cell table:style-name="ce6" office:value-type="string" calcext:value-type="string">
            <text:p>mediante análise técnica da demanda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APOIO À GESTÃO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campo em formulário de cadastro do sistema SIG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responsável pelo formulá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funcionalidade do sistema SIG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relatório do sistema SIG</text:p>
          </table:table-cell>
          <table:table-cell table:style-name="ce2"/>
          <table:table-cell table:style-name="ce6" office:value-type="string" calcext:value-type="string">
            <text:p>até 05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responsável pelo relató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office:annotation draw:style-name="gr2" draw:text-style-name="P2" svg:width="122.1mm" svg:height="15.08mm" svg:x="90.22mm" svg:y="962.12mm" draw:caption-point-x="-4.07mm" draw:caption-point-y="-8.1mm">
              <dc:date>2020-11-09T00:00:00</dc:date>
              <text:p text:style-name="P1"><text:span text:style-name="T1">Se confunde com os dois abaixo</text:span></text:p>
              <text:p text:style-name="P1"><text:span text:style-name="T1"><text:tab/></text:span><text:span text:style-name="T1">-José Eduardo Silva Lima</text:span></text:p>
            </office:annotation>
            <text:p>Correção de erro em sistema SIG</text:p>
          </table:table-cell>
          <table:table-cell table:style-name="ce2"/>
          <table:table-cell table:style-name="ce6" office:value-type="string" calcext:value-type="string">
            <text:p>de 05 a 10 dias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Correção de erro ou falha em sistema SIG</text:p>
          </table:table-cell>
          <table:table-cell table:style-name="ce2"/>
          <table:table-cell table:style-name="ce6" office:value-type="string" calcext:value-type="string">
            <text:p>de 05 a 10 dias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Correção de falha de serviço do sistema SIG</text:p>
          </table:table-cell>
          <table:table-cell table:style-name="ce2"/>
          <table:table-cell table:style-name="ce6" office:value-type="string" calcext:value-type="string">
            <text:p>de 05 a 10 dias</text:p>
          </table:table-cell>
          <table:table-cell table:style-name="ce6"/>
          <table:table-cell table:style-name="ce6" office:value-type="string" calcext:value-type="string">
            <text:p>incidente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usuário(a) cadastrado(a) no sistema 3S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envolvimento de sistema SIG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PDTI vigente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mplantação de módulo no sistema SIG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projet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PDTI vigente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campo em formulário de cadastro do sistema SIG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responsável pelo formulá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funcionalidade no sistema SIG</text:p>
          </table:table-cell>
          <table:table-cell table:style-name="ce2"/>
          <table:table-cell table:style-name="ce6" office:value-type="string" calcext:value-type="string">
            <text:p>conforme previsto no PDTI vigente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campo em formulário de cadastro do sistema SIG</text:p>
          </table:table-cell>
          <table:table-cell table:style-name="ce2"/>
          <table:table-cell table:style-name="ce6" office:value-type="string" calcext:value-type="string">
            <text:p>até 03 dias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responsável pelo formulário requisitado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funcionalidade do sistema SIG</text:p>
          </table:table-cell>
          <table:table-cell table:style-name="ce2"/>
          <table:table-cell table:style-name="ce6" office:value-type="string" calcext:value-type="string">
            <text:p>mediante análise técnica da demanda</text:p>
          </table:table-cell>
          <table:table-cell table:style-name="ce6"/>
          <table:table-cell table:style-name="ce6" office:value-type="string" calcext:value-type="string">
            <text:p>serviço</text:p>
          </table:table-cell>
          <table:table-cell table:style-name="ce8" office:value-type="string" calcext:value-type="string">
            <text:p>SUPORTE A SISTEMA DE INFORMAÇÕES GERENCIAIS (SIG)</text:p>
          </table:table-cell>
          <table:table-cell table:style-name="ce6"/>
          <table:table-cell table:style-name="ce11" office:value-type="string" calcext:value-type="string">
            <text:p>gestor(a)responsável pelo setor requisitante</text:p>
          </table:table-cell>
          <table:table-cell table:style-name="ce6"/>
          <table:table-cell table:style-name="ce6" office:value-type="string" calcext:value-type="string">
            <text:p>abertura de ocorrência 3S</text:p>
          </table:table-cell>
          <table:table-cell table:style-name="ce15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Governança de TIC</text:p>
          </table:table-cell>
          <table:table-cell table:style-name="ce2" office:value-type="string" calcext:value-type="string">
            <text:p>Serviço utilizado para realizar a execução de projeto de Governança de TIC previsto no PDTI vigente; Projeto de governança</text:p>
          </table:table-cell>
          <table:table-cell table:style-name="ce2" office:value-type="string" calcext:value-type="string">
            <text:p>de 30 a 180 dias</text:p>
          </table:table-cell>
          <table:table-cell table:style-name="ce2"/>
          <table:table-cell table:style-name="ce7" office:value-type="string" calcext:value-type="string">
            <text:p>Projeto</text:p>
          </table:table-cell>
          <table:table-cell table:style-name="ce2" office:value-type="string" calcext:value-type="string">
            <text:p>Serviços - Governança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Gerente da DPG</text:p>
          </table:table-cell>
          <table:table-cell table:style-name="ce7"/>
          <table:table-cell table:style-name="ce2" office:value-type="string" calcext:value-type="string">
            <text:p>Abertura de ocorrência através do sistema 3S</text:p>
          </table:table-cell>
          <table:table-cell table:style-name="ce17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Governança de TIC</text:p>
          </table:table-cell>
          <table:table-cell table:style-name="ce2" office:value-type="string" calcext:value-type="string">
            <text:p>Serviço utilizado para realizar a execução de tarefa de Governança de TIC; Tarefa de Governança</text:p>
          </table:table-cell>
          <table:table-cell table:style-name="ce2" office:value-type="string" calcext:value-type="string">
            <text:p>até 05 dias úteis</text:p>
          </table:table-cell>
          <table:table-cell table:style-name="ce2"/>
          <table:table-cell table:style-name="ce7" office:value-type="string" calcext:value-type="string">
            <text:p>Tarefa</text:p>
          </table:table-cell>
          <table:table-cell table:style-name="ce2" office:value-type="string" calcext:value-type="string">
            <text:p>Serviços - Governança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Diretor(a) da DTI e Gerente da DPG</text:p>
          </table:table-cell>
          <table:table-cell table:style-name="ce7"/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Contratação de Solução de TIC</text:p>
          </table:table-cell>
          <table:table-cell table:style-name="ce2" office:value-type="string" calcext:value-type="string">
            <text:p>Serviço utilizado para realizar a execução de projeto de Contratação de Solução de TIC previsto no PDTI vigente; Projeto de contratação</text:p>
          </table:table-cell>
          <table:table-cell table:style-name="ce2" office:value-type="string" calcext:value-type="string">
            <text:p>de 30 a 180 dias</text:p>
          </table:table-cell>
          <table:table-cell table:style-name="ce2"/>
          <table:table-cell table:style-name="ce7" office:value-type="string" calcext:value-type="string">
            <text:p>Projeto</text:p>
          </table:table-cell>
          <table:table-cell table:style-name="ce2" office:value-type="string" calcext:value-type="string">
            <text:p>Serviços – Contratação de Solução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Gerente da DPG</text:p>
          </table:table-cell>
          <table:table-cell table:style-name="ce7"/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Contratação de Solução de TIC</text:p>
          </table:table-cell>
          <table:table-cell table:style-name="ce2" office:value-type="string" calcext:value-type="string">
            <text:p>Serviço utilizado para realizar a execução de tarefa de Contratação de Solução de TIC; Tarefa de contratação</text:p>
          </table:table-cell>
          <table:table-cell table:style-name="ce2" office:value-type="string" calcext:value-type="string">
            <text:p>até 05 dias úteis</text:p>
          </table:table-cell>
          <table:table-cell table:style-name="ce2"/>
          <table:table-cell table:style-name="ce7" office:value-type="string" calcext:value-type="string">
            <text:p>Tarefa</text:p>
          </table:table-cell>
          <table:table-cell table:style-name="ce2" office:value-type="string" calcext:value-type="string">
            <text:p>Serviços – Contratação de Solução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Diretor(a) da DTI e Gerente da DPG</text:p>
          </table:table-cell>
          <table:table-cell table:style-name="ce7"/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Planejamento Interno</text:p>
          </table:table-cell>
          <table:table-cell table:style-name="ce2" office:value-type="string" calcext:value-type="string">
            <text:p>Serviço utilizado para realizar a execução de projeto de Planejamento Interno; Projeto de Planejamento Interno; Projeto Interno</text:p>
          </table:table-cell>
          <table:table-cell table:style-name="ce2" office:value-type="string" calcext:value-type="string">
            <text:p>de 30 a 180 dias</text:p>
          </table:table-cell>
          <table:table-cell table:style-name="ce2"/>
          <table:table-cell table:style-name="ce7" office:value-type="string" calcext:value-type="string">
            <text:p>Projeto</text:p>
          </table:table-cell>
          <table:table-cell table:style-name="ce2" office:value-type="string" calcext:value-type="string">
            <text:p>Serviços – Planejamento Interno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Diretor(a) da DTI e Gerente da DPG</text:p>
          </table:table-cell>
          <table:table-cell table:style-name="ce7"/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Planejamento Interno</text:p>
          </table:table-cell>
          <table:table-cell table:style-name="ce2" office:value-type="string" calcext:value-type="string">
            <text:p>Serviço utilizado para realizar a execução de tarefa de Planejamento Interno; Tarefa interna; Tarefa de planejamento; Tarefa de Planejamento Interno</text:p>
          </table:table-cell>
          <table:table-cell table:style-name="ce2" office:value-type="string" calcext:value-type="string">
            <text:p>até 05 dias úteis</text:p>
          </table:table-cell>
          <table:table-cell table:style-name="ce2"/>
          <table:table-cell table:style-name="ce7" office:value-type="string" calcext:value-type="string">
            <text:p>Tarefa</text:p>
          </table:table-cell>
          <table:table-cell table:style-name="ce2" office:value-type="string" calcext:value-type="string">
            <text:p>Serviços – Planejamento Interno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Diretor(a) da DTI e Gerente da DPG</text:p>
          </table:table-cell>
          <table:table-cell table:style-name="ce7" office:value-type="string" calcext:value-type="string">
            <text:p>Tecnico; Administrador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Norma e Padrão de TIC</text:p>
          </table:table-cell>
          <table:table-cell table:style-name="ce2" office:value-type="string" calcext:value-type="string">
            <text:p>Serviço utilizado para realizar a execução de projeto de Norma e Padrão de TIC previsto no PDTI vigente; Políticas de TI; Regimento Interno; </text:p>
          </table:table-cell>
          <table:table-cell table:style-name="ce2" office:value-type="string" calcext:value-type="string">
            <text:p>de 30 a 180 dias</text:p>
          </table:table-cell>
          <table:table-cell table:style-name="ce2"/>
          <table:table-cell table:style-name="ce7" office:value-type="string" calcext:value-type="string">
            <text:p>Projeto</text:p>
          </table:table-cell>
          <table:table-cell table:style-name="ce2" office:value-type="string" calcext:value-type="string">
            <text:p>Serviços – Norma e Padrão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Gerente da DPG</text:p>
          </table:table-cell>
          <table:table-cell table:style-name="ce7"/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Norma e Padrão de TIC</text:p>
          </table:table-cell>
          <table:table-cell table:style-name="ce2" office:value-type="string" calcext:value-type="string">
            <text:p>Serviço utilizado para realizar a execução de tarefa de Norma e Padrão de TIC; Tarefa de Normas e Politicas;</text:p>
          </table:table-cell>
          <table:table-cell table:style-name="ce2" office:value-type="string" calcext:value-type="string">
            <text:p>até 05 dias úteis</text:p>
          </table:table-cell>
          <table:table-cell table:style-name="ce2"/>
          <table:table-cell table:style-name="ce7" office:value-type="string" calcext:value-type="string">
            <text:p>Tarefa</text:p>
          </table:table-cell>
          <table:table-cell table:style-name="ce2" office:value-type="string" calcext:value-type="string">
            <text:p>Serviços – Norma e Padrão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Diretor(a) da DTI e Gerente da DPG</text:p>
          </table:table-cell>
          <table:table-cell table:style-name="ce7" office:value-type="string" calcext:value-type="string">
            <text:p>Tecnico; Administrador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Mapeamento de Processo de TIC</text:p>
          </table:table-cell>
          <table:table-cell table:style-name="ce2" office:value-type="string" calcext:value-type="string">
            <text:p>Serviço utilizado para realizar a execução de projeto de Mapeamento de Processo de TIC previsto no PDTI vigente; Projeto de Mapeamento de Processos; Projeto de Fluxos de trabalho; </text:p>
          </table:table-cell>
          <table:table-cell table:style-name="ce2" office:value-type="string" calcext:value-type="string">
            <text:p>de 30 a 180 dias</text:p>
          </table:table-cell>
          <table:table-cell table:style-name="ce2"/>
          <table:table-cell table:style-name="ce7" office:value-type="string" calcext:value-type="string">
            <text:p>Projeto</text:p>
          </table:table-cell>
          <table:table-cell table:style-name="ce2" office:value-type="string" calcext:value-type="string">
            <text:p>Serviços – Mapeamento de Processo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Gerente da DPG</text:p>
          </table:table-cell>
          <table:table-cell table:style-name="ce7"/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Mapeamento de Processo de TIC</text:p>
          </table:table-cell>
          <table:table-cell table:style-name="ce2" office:value-type="string" calcext:value-type="string">
            <text:p>Serviço utilizado para realizar a execução de tarefa de Mapeamento de Processo de TIC; Tarefa de Fluxos de Processos; Revisão de mapeamento de processo; </text:p>
          </table:table-cell>
          <table:table-cell table:style-name="ce2" office:value-type="string" calcext:value-type="string">
            <text:p>até 05 dias úteis</text:p>
          </table:table-cell>
          <table:table-cell table:style-name="ce2"/>
          <table:table-cell table:style-name="ce7" office:value-type="string" calcext:value-type="string">
            <text:p>Tarefa</text:p>
          </table:table-cell>
          <table:table-cell table:style-name="ce2" office:value-type="string" calcext:value-type="string">
            <text:p>Serviços – Mapeamento de Processo de TIC</text:p>
          </table:table-cell>
          <table:table-cell table:style-name="ce7" office:value-type="string" calcext:value-type="string">
            <text:p>DPG</text:p>
          </table:table-cell>
          <table:table-cell table:style-name="ce11" office:value-type="string" calcext:value-type="string">
            <text:p>Diretor(a) da DTI e Gerente da DPG</text:p>
          </table:table-cell>
          <table:table-cell table:style-name="ce7" office:value-type="string" calcext:value-type="string">
            <text:p>Tecnico; Administrador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number-columns-repeated="1013"/>
        </table:table-row>
        <table:table-row table:style-name="ro5" table:number-rows-repeated="104838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9">00/00/0000</text:date>, <text:time style:data-style-name="N2" text:time-value="16:17:10.1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assificação_20_Nova" style:display-name="PageStyle_Classificação Nov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dc:date>2020-11-09T16:17:33.533000000</dc:date>
    <meta:editing-duration>PT23S</meta:editing-duration>
    <meta:editing-cycles>1</meta:editing-cycles>
    <meta:document-statistic meta:table-count="1" meta:cell-count="1213" meta:object-count="0"/>
  </office:meta>
</office:document-meta>
</file>